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28201d" officeooo:paragraph-rsid="0028201d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1d79c4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d79c4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style="italic" fo:font-weight="bold" officeooo:rsid="001d79c4" officeooo:paragraph-rsid="001d79c4" style:letter-kerning="true" style:font-name-asian="Noto Serif CJK SC" style:font-size-asian="12pt" style:language-asian="zh" style:country-asian="CN" style:font-style-asian="italic" style:font-weight-asian="bold" style:font-name-complex="Lohit Devanagari1" style:font-size-complex="12pt" style:language-complex="hi" style:country-complex="IN" style:font-style-complex="italic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1d79c4" officeooo:paragraph-rsid="001d79c4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2c57fd" officeooo:paragraph-rsid="00383ce2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71c2a" officeooo:paragraph-rsid="00371c2a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71c2a" officeooo:paragraph-rsid="00383ce2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83ce2" officeooo:paragraph-rsid="00383ce2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83ce2" officeooo:paragraph-rsid="003d09e6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d09e6" officeooo:paragraph-rsid="003d09e6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de7a1" officeooo:paragraph-rsid="003de7a1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fo:font-style="italic" fo:font-weight="bold" officeooo:paragraph-rsid="001d79c4" style:font-style-asian="italic" style:font-weight-asian="bold" style:font-style-complex="italic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83ce2" officeooo:paragraph-rsid="00383ce2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83ce2" officeooo:paragraph-rsid="003d09e6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71c2a" officeooo:paragraph-rsid="00371c2a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71c2a" officeooo:paragraph-rsid="00383ce2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d09e6" officeooo:paragraph-rsid="003d09e6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371c2a" officeooo:paragraph-rsid="00371c2a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371c2a" officeooo:paragraph-rsid="00383ce2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383ce2" officeooo:paragraph-rsid="00383ce2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383ce2" officeooo:paragraph-rsid="003d09e6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fo:color="#c9211e" loext:opacity="100%" style:font-name="Liberation Serif1" fo:font-size="12pt" fo:language="pt" fo:country="BR" fo:font-weight="normal" officeooo:rsid="003d09e6" officeooo:paragraph-rsid="003d09e6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1" style:family="text">
      <style:text-properties officeooo:rsid="001d79c4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officeooo:rsid="00292c5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style:font-name="Liberation Serif1" fo:font-size="12pt" fo:language="pt" fo:country="BR" officeooo:rsid="002a303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style:font-name="Liberation Serif1" fo:font-size="12pt" fo:language="pt" fo:country="BR" officeooo:rsid="0035468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style:font-name="Liberation Serif1" fo:font-size="12pt" fo:language="pt" fo:country="BR" officeooo:rsid="0036ba9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3de7a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officeooo:rsid="00383ce2"/>
    </style:style>
    <style:style style:name="T10" style:family="text">
      <style:text-properties officeooo:rsid="003ab123"/>
    </style:style>
    <style:style style:name="T11" style:family="text">
      <style:text-properties officeooo:rsid="003c989d"/>
    </style:style>
    <style:style style:name="T12" style:family="text">
      <style:text-properties officeooo:rsid="003d09e6"/>
    </style:style>
    <style:style style:name="T13" style:family="text">
      <style:text-properties officeooo:rsid="003de7a1"/>
    </style:style>
    <style:style style:name="T14" style:family="text">
      <style:text-properties officeooo:rsid="003ee7ba"/>
    </style:style>
    <style:style style:name="T15" style:family="text">
      <style:text-properties officeooo:rsid="004a0383"/>
    </style:style>
    <style:style style:name="T16" style:family="text">
      <style:text-properties officeooo:rsid="004b9cec"/>
    </style:style>
    <style:style style:name="T17" style:family="text">
      <style:text-properties officeooo:rsid="004bb1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nstituto Federal Sul-rio-grandense – Campus Camaquã</text:p>
      <text:p text:style-name="P2">Disciplina: Banco de Dados II – Turma 2024</text:p>
      <text:p text:style-name="P2">Professor: Vinícius Alves Hax</text:p>
      <text:p text:style-name="P2">Assunto: <text:span text:style-name="T1">Revis</text:span><text:span text:style-name="T3">ão sobre </text:span><text:span text:style-name="T6">PL/pgSQL</text:span></text:p>
      <text:p text:style-name="P1"/>
      <text:p text:style-name="P3">Instruç<text:span text:style-name="T2">ões gerais: para os exercícios abaixo você pode conversar com seus colegas (em voz baixa) e até consultar a Internet. Mas </text:span><text:span text:style-name="T5">NÃO</text:span><text:span text:style-name="T2"> use o chatGPT, </text:span><text:span text:style-name="T7">e</text:span><text:span text:style-name="T2">le nem sempre estará lá :</text:span><text:span text:style-name="T4">P</text:span></text:p>
      <text:p text:style-name="P5"/>
      <text:p text:style-name="P4"><text:span text:style-name="T1">Para os exerc</text:span><text:span text:style-name="T3">ícios </text:span><text:span text:style-name="T8">abaixo u</text:span><text:span text:style-name="T3">tilize as tabelas e registros abaixo:</text:span></text:p>
      <text:p text:style-name="P7"/>
      <text:p text:style-name="P6">CREATE TABLE teacher(</text:p>
      <text:p text:style-name="P6"><text:tab/>id INT,</text:p>
      <text:p text:style-name="P6"><text:tab/>name VARCHAR(200),</text:p>
      <text:p text:style-name="P6"><text:tab/>side VARCHAR(200),</text:p>
      <text:p text:style-name="P6"><text:tab/><text:span text:style-name="T13">level </text:span><text:span text:style-name="T14">REAL</text:span></text:p>
      <text:p text:style-name="P6">);</text:p>
      <text:p text:style-name="P6"/>
      <text:p text:style-name="P6">CREATE TABLE student(</text:p>
      <text:p text:style-name="P6"><text:tab/>id SERIAL,</text:p>
      <text:p text:style-name="P6"><text:tab/>name VARCHAR(200),</text:p>
      <text:p text:style-name="P6"><text:tab/>teacher_id INT</text:p>
      <text:p text:style-name="P6">);</text:p>
      <text:p text:style-name="P6"/>
      <text:p text:style-name="P6">INSERT INTO teacher (id, name, side, <text:span text:style-name="T14">level</text:span>) VALUES (1, 'Palpatine', 'Dark', <text:span text:style-name="T14">100.0</text:span>);</text:p>
      <text:p text:style-name="P6">INSERT INTO teacher (id, name, side, <text:span text:style-name="T14">level</text:span>) VALUES (2, 'Yoda', 'Light', <text:span text:style-name="T14">100.0</text:span>);</text:p>
      <text:p text:style-name="P6">INSERT INTO teacher (id, name, side, <text:span text:style-name="T14">level</text:span>) VALUES (3, 'Dookan', 'Light', <text:span text:style-name="T14">90.0</text:span>);</text:p>
      <text:p text:style-name="P6">INSERT INTO teacher (id, name, side, <text:span text:style-name="T14">level</text:span>) VALUES (4, 'Qui-gon Jin', 'Light', <text:span text:style-name="T14">90.0</text:span>);</text:p>
      <text:p text:style-name="P6">INSERT INTO teacher (id, name, side, <text:span text:style-name="T14">level</text:span>) VALUES (5, 'Obi Wan', 'Light', <text:span text:style-name="T14">85.0</text:span>);</text:p>
      <text:p text:style-name="P6">INSERT INTO teacher (id, name, side, <text:span text:style-name="T14">level</text:span>) VALUES (6, 'Anakin', 'Light', <text:span text:style-name="T14">95.0</text:span>);</text:p>
      <text:p text:style-name="P6">INSERT INTO teacher (id, name, side, <text:span text:style-name="T14">level</text:span>) VALUES (7, 'Luke', 'Light', <text:span text:style-name="T14">100.0</text:span>);</text:p>
      <text:p text:style-name="P6">INSERT INTO teacher (id, name, side, <text:span text:style-name="T14">level</text:span>) VALUES (8, 'Mace Windu', 'Light', <text:span text:style-name="T14">100.0</text:span>);</text:p>
      <text:p text:style-name="P6"/>
      <text:p text:style-name="P6">INSERT INTO student (name, teacher_id) VALUES ('Luke', 2);</text:p>
      <text:p text:style-name="P6">INSERT INTO student (name, teacher_id) VALUES ('Anakin', 5);</text:p>
      <text:p text:style-name="P6">INSERT INTO student (name, teacher_id) VALUES ('Anakin', 1);</text:p>
      <text:p text:style-name="P6">INSERT INTO student (name, teacher_id) VALUES ('Obi Wan', 4);</text:p>
      <text:p text:style-name="P6">INSERT INTO student (name, teacher_id) VALUES ('Qui-gon Jin', 3);</text:p>
      <text:p text:style-name="P6">INSERT INTO student (name, teacher_id) VALUES ('Ahsoka', 6);</text:p>
      <text:p text:style-name="P6">INSERT INTO student (name, teacher_id) VALUES ('Rei', 7);</text:p>
      <text:p text:style-name="P6">INSERT INTO student (name, teacher_id) VALUES ('Kylo Ren', 7);</text:p>
      <text:p text:style-name="P15"><text:span text:style-name="T3">INSERT INTO student (name) VALUES ('Palpatine');</text:span> </text:p>
      <text:p text:style-name="P4"/>
      <text:p text:style-name="P11">Crie funções anônimas, usando PL/pgSQL, para cada um dos exercícios de maneira a fazer o que se pede.</text:p>
      <text:p text:style-name="P11">A saída deverá sempre ser mostrada usando a função “raise notice”</text:p>
      <text:p text:style-name="P8"/>
      <text:p text:style-name="P9">1) Crie uma função anônima, em PL/pgSQL, <text:span text:style-name="T9">que mostre o número de alunos que cujo professor (teacher) chama-se “Luke”.</text:span></text:p>
      <text:p text:style-name="P9"/>
      <text:p text:style-name="P22">do $$ </text:p>
      <text:p text:style-name="P22">declare</text:p>
      <text:p text:style-name="P22"><text:s text:c="3"/>id_luke integer;</text:p>
      <text:p text:style-name="P22"><text:soft-page-break/><text:s text:c="3"/>contador integer;</text:p>
      <text:p text:style-name="P22">begin</text:p>
      <text:p text:style-name="P22"><text:s text:c="3"/>-- Primeiro pegamos o id do professor</text:p>
      <text:p text:style-name="P22"><text:s text:c="3"/>select teacher.id <text:s/></text:p>
      <text:p text:style-name="P22"><text:s text:c="3"/>into id_luke</text:p>
      <text:p text:style-name="P22"><text:s text:c="3"/>from teacher where name = 'Luke';</text:p>
      <text:p text:style-name="P22"/>
      <text:p text:style-name="P22"><text:s text:c="3"/>select count(*)</text:p>
      <text:p text:style-name="P22"><text:s text:c="3"/>into contador</text:p>
      <text:p text:style-name="P22"><text:s text:c="3"/>from student where student.teacher_id = id_luke;</text:p>
      <text:p text:style-name="P22"/>
      <text:p text:style-name="P22"><text:s text:c="3"/>raise notice 'O professor Luke tem % alunos', contador;</text:p>
      <text:p text:style-name="P22">end $$;</text:p>
      <text:p text:style-name="P9"/>
      <text:p text:style-name="P10"><text:span text:style-name="T9">2</text:span>) <text:span text:style-name="T9">Mostre o ID do aluno (student) cujo nome é “Anakin”.</text:span></text:p>
      <text:p text:style-name="P10"/>
      <text:p text:style-name="P23">do $$ </text:p>
      <text:p text:style-name="P23">declare</text:p>
      <text:p text:style-name="P23"><text:s text:c="3"/>id_anakin integer;</text:p>
      <text:p text:style-name="P23">begin</text:p>
      <text:p text:style-name="P23"><text:s text:c="3"/>-- Primeiro pegamos o id do professor</text:p>
      <text:p text:style-name="P23"><text:s text:c="3"/>select student.id <text:s/></text:p>
      <text:p text:style-name="P23"><text:s text:c="3"/>into id_anakin</text:p>
      <text:p text:style-name="P23"><text:s text:c="3"/>from student where name = 'Anakin';</text:p>
      <text:p text:style-name="P23"/>
      <text:p text:style-name="P23"><text:s text:c="3"/>raise notice 'O ID de Anakin é %', id_anakin;</text:p>
      <text:p text:style-name="P23">end $$;</text:p>
      <text:p text:style-name="P10"/>
      <text:p text:style-name="P11">3) Mostre o nome do aluno (student) cujo ID é 3.</text:p>
      <text:p text:style-name="P11"/>
      <text:p text:style-name="P24">do $$ </text:p>
      <text:p text:style-name="P24">declare</text:p>
      <text:p text:style-name="P24"><text:s text:c="3"/>name_student varchar(200);</text:p>
      <text:p text:style-name="P24"><text:s text:c="3"/></text:p>
      <text:p text:style-name="P24">begin</text:p>
      <text:p text:style-name="P24"><text:s text:c="3"/>-- Primeiro pegamos o id do professor</text:p>
      <text:p text:style-name="P24"><text:s text:c="3"/>select student.name <text:s/></text:p>
      <text:p text:style-name="P24"><text:s text:c="3"/>into name_student</text:p>
      <text:p text:style-name="P24"><text:s text:c="3"/>from student where id = 3;</text:p>
      <text:p text:style-name="P24"/>
      <text:p text:style-name="P24"><text:s text:c="3"/>raise notice 'O nome do aluno(a) com ID 3 é %', name_student;</text:p>
      <text:p text:style-name="P24">end $$;</text:p>
      <text:p text:style-name="P11"/>
      <text:p text:style-name="P11">4) Faça um programa que mostre os os números ímpares no intervalo entre 1 e 10.</text:p>
      <text:p text:style-name="P11"/>
      <text:p text:style-name="P24">do $$</text:p>
      <text:p text:style-name="P24">begin</text:p>
      <text:p text:style-name="P24">-- Usando o for não precisamos declarar a variável de controle</text:p>
      <text:p text:style-name="P24">for numero in 1..10 by 2 loop</text:p>
      <text:p text:style-name="P24">raise notice 'Número: %', numero;</text:p>
      <text:p text:style-name="P24">end loop;</text:p>
      <text:p text:style-name="P24">end; $$</text:p>
      <text:p text:style-name="P11"><text:soft-page-break/></text:p>
      <text:p text:style-name="P11">5) Faça um programa que mostre, em ordem decrescente, os números pares situados no intervalo entre 90 e 100.</text:p>
      <text:p text:style-name="P11"/>
      <text:p text:style-name="P24">do $$</text:p>
      <text:p text:style-name="P24">begin</text:p>
      <text:p text:style-name="P24">-- Usando o for não precisamos declarar a variável de controle</text:p>
      <text:p text:style-name="P24">for numero in reverse 100..90 by 2 loop</text:p>
      <text:p text:style-name="P24">raise notice 'Número: %', numero;</text:p>
      <text:p text:style-name="P24">end loop;</text:p>
      <text:p text:style-name="P24">end; $$</text:p>
      <text:p text:style-name="P11"/>
      <text:p text:style-name="P13">6) Faça um programa cuja variável seja declarada com o tipo “%type” e que mostre o nível de poder do teacher com maior nível de poder. Dica: Use o parâmetro LIMIT para limitar a quantidade de resultados.</text:p>
      <text:p text:style-name="P13"/>
      <text:p text:style-name="P26">do $$ </text:p>
      <text:p text:style-name="P26">declare</text:p>
      <text:p text:style-name="P26"><text:s text:c="3"/>max_level teacher.level%type;</text:p>
      <text:p text:style-name="P26">begin</text:p>
      <text:p text:style-name="P26"><text:s text:c="3"/>-- Primeiro pegamos o id do professor</text:p>
      <text:p text:style-name="P26"><text:s text:c="3"/>select teacher.level <text:s/></text:p>
      <text:p text:style-name="P26"><text:s text:c="3"/>into max_level</text:p>
      <text:p text:style-name="P26"><text:s text:c="3"/>from teacher order by teacher.level DESC</text:p>
      <text:p text:style-name="P26"><text:s text:c="3"/>limit 1;</text:p>
      <text:p text:style-name="P26"/>
      <text:p text:style-name="P26"><text:s text:c="3"/>raise notice 'Nível máximo: %', max_level;</text:p>
      <text:p text:style-name="P26">end $$;</text:p>
      <text:p text:style-name="P11"/>
      <text:p text:style-name="P11"><text:span text:style-name="T12">7</text:span>) Faça um <text:span text:style-name="T10">programa que </text:span><text:span text:style-name="T11">pegue o nível de poder (coluna level) do teacher com ID = 2, aumente esse nível em 50% e </text:span><text:span text:style-name="T12">mostre o resultado.</text:span></text:p>
      <text:p text:style-name="P11"/>
      <text:p text:style-name="P24">do $$ </text:p>
      <text:p text:style-name="P24">declare</text:p>
      <text:p text:style-name="P24"><text:s text:c="3"/>level real;</text:p>
      <text:p text:style-name="P24">begin</text:p>
      <text:p text:style-name="P24"><text:s text:c="3"/>select teacher2.level </text:p>
      <text:p text:style-name="P24"><text:s text:c="3"/>into level</text:p>
      <text:p text:style-name="P24"><text:s text:c="3"/>from teacher2 where id=2;</text:p>
      <text:p text:style-name="P24"><text:s text:c="3"/>raise notice 'Nível inicial %', level;</text:p>
      <text:p text:style-name="P24"><text:s text:c="3"/>level = level * 1.5;</text:p>
      <text:p text:style-name="P24"><text:s text:c="3"/>raise notice 'Novo nível %', level;</text:p>
      <text:p text:style-name="P24">end $$;</text:p>
      <text:p text:style-name="P11"/>
      <text:p text:style-name="P13">8) Refaça o programa anterior porém aumentando o nível em 100%.</text:p>
      <text:p text:style-name="P12"/>
      <text:p text:style-name="P25">do $$ </text:p>
      <text:p text:style-name="P25">declare</text:p>
      <text:p text:style-name="P25"><text:s text:c="3"/>level real;</text:p>
      <text:p text:style-name="P25">begin</text:p>
      <text:p text:style-name="P25"><text:s text:c="3"/>select teacher2.level </text:p>
      <text:p text:style-name="P25"><text:s text:c="3"/>into level</text:p>
      <text:p text:style-name="P25"><text:soft-page-break/><text:s text:c="3"/>from teacher2 where id=2;</text:p>
      <text:p text:style-name="P25"><text:s text:c="3"/>raise notice 'Nível inicial %', level;</text:p>
      <text:p text:style-name="P25"><text:s text:c="3"/>level = level * 2;</text:p>
      <text:p text:style-name="P25"><text:s text:c="3"/>raise notice 'Novo nível %', level;</text:p>
      <text:p text:style-name="P25">end $$;</text:p>
      <text:p text:style-name="P12"/>
      <text:p text:style-name="P13">9) <text:span text:style-name="T13">Mostre todos os professores que tem pelo menos um aluno, e ao seu lado o nome do aluno. A saída deverá ser formatada como mostrado a seguir:</text:span></text:p>
      <text:p text:style-name="P13"/>
      <text:p text:style-name="P14">Professor X treinou aluno Y (onde X e Y são os nomes)</text:p>
      <text:p text:style-name="P14"/>
      <text:p text:style-name="P14">Exemplo da formatação:</text:p>
      <text:p text:style-name="P14"/>
      <text:p text:style-name="P14">Professor Girafales treinou aluno Chaves</text:p>
      <text:p text:style-name="P14">Professor Girafales treinou aluno Quico</text:p>
      <text:p text:style-name="P14">Professor Madruga treinou aluno Girafales</text:p>
      <text:p text:style-name="P10"/>
      <text:p text:style-name="P23">-- <text:span text:style-name="T15">Solução 1 usando sub-consultas</text:span></text:p>
      <text:p text:style-name="P23">DO $$</text:p>
      <text:p text:style-name="P23">DECLARE</text:p>
      <text:p text:style-name="P23"><text:tab/>professor varchar(100);</text:p>
      <text:p text:style-name="P23"><text:tab/>aluno varchar(100);</text:p>
      <text:p text:style-name="P23">BEGIN</text:p>
      <text:p text:style-name="P23"><text:s text:c="4"/>-- Usamos um loop FOR para iterar sobre cada linha da tabela 'clientes'</text:p>
      <text:p text:style-name="P23"><text:s text:c="4"/>FOR professor,aluno IN</text:p>
      <text:p text:style-name="P23"><text:tab/>SELECT * FROM </text:p>
      <text:p text:style-name="P23"><text:tab/>(select teacher.name as teacher_name, student.name as student_name from teacher left</text:p>
      <text:p text:style-name="P23"><text:tab/>join student on</text:p>
      <text:p text:style-name="P23"><text:tab/>teacher.id = student.teacher_id) AS linhas</text:p>
      <text:p text:style-name="P23"><text:tab/>LOOP</text:p>
      <text:p text:style-name="P23"><text:tab/>-- Exibimos os valores das colunas da linha atual</text:p>
      <text:p text:style-name="P23"><text:s text:c="8"/>RAISE NOTICE 'Professor(a) % treinou aluno(a) %', professor, aluno;</text:p>
      <text:p text:style-name="P23"><text:s text:c="4"/>END LOOP;</text:p>
      <text:p text:style-name="P23">END $$;</text:p>
      <text:p text:style-name="P23"/>
      <text:p text:style-name="P23">-- <text:span text:style-name="T16">Solução 2 sem usar uma sub-consulta e usando o tipo record</text:span></text:p>
      <text:p text:style-name="P23">-- <text:span text:style-name="T16">com o tipo record podemos pegar o resultado de uma linha mesmo</text:span></text:p>
      <text:p text:style-name="P23">-- <text:span text:style-name="T16">não sendo </text:span><text:span text:style-name="T17">uma tabela específica</text:span></text:p>
      <text:p text:style-name="P23">DO $$</text:p>
      <text:p text:style-name="P23">DECLARE</text:p>
      <text:p text:style-name="P23"><text:tab/>linha record;</text:p>
      <text:p text:style-name="P23">BEGIN</text:p>
      <text:p text:style-name="P23"><text:s text:c="4"/>-- Usamos um loop FOR para iterar sobre cada linha da tabela 'clientes'</text:p>
      <text:p text:style-name="P23"><text:s text:c="4"/>FOR linha IN</text:p>
      <text:p text:style-name="P23"><text:s text:c="8"/>(SELECT teacher.name AS teacher_name, student.name AS student_name </text:p>
      <text:p text:style-name="P23"><text:s text:c="9"/>FROM teacher </text:p>
      <text:p text:style-name="P23"><text:s text:c="9"/>LEFT JOIN student ON teacher.id = student.teacher_id)</text:p>
      <text:p text:style-name="P23"><text:s text:c="4"/>LOOP</text:p>
      <text:p text:style-name="P23"><text:s text:c="8"/>-- Exibimos os valores das colunas da linha atual</text:p>
      <text:p text:style-name="P23"><text:s text:c="8"/>RAISE NOTICE 'Professor(a) % treinou aluno(a) %', linha.teacher_name, linha.student_name;</text:p>
      <text:p text:style-name="P23"><text:s text:c="4"/>END LOOP;</text:p>
      <text:p text:style-name="P23">END $$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07-22T20:26:09.658346008</dc:date>
    <meta:editing-cycles>38</meta:editing-cycles>
    <meta:editing-duration>PT1H59M25S</meta:editing-duration>
    <meta:generator>LibreOffice/7.3.7.2$Linux_X86_64 LibreOffice_project/30$Build-2</meta:generator>
    <meta:document-statistic meta:table-count="0" meta:image-count="0" meta:object-count="0" meta:page-count="4" meta:paragraph-count="166" meta:word-count="935" meta:character-count="5885" meta:non-whitespace-character-count="4867"/>
  </office:meta>
</office:document-meta>
</file>